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ody {</text:p>
      <text:p text:style-name="Normal"><text:s text:c="4"/>font-family: Arial, sans-serif;</text:p>
      <text:p text:style-name="Normal"><text:s text:c="4"/>text-align: center;</text:p>
      <text:p text:style-name="Normal"><text:s text:c="4"/>background-color: #f0f8ff;</text:p>
      <text:p text:style-name="Normal">}</text:p>
      <text:p text:style-name="Normal"/>
      <text:p text:style-name="Normal">.container {</text:p>
      <text:p text:style-name="Normal"><text:s text:c="4"/>margin-top: 50px;</text:p>
      <text:p text:style-name="Normal">}</text:p>
      <text:p text:style-name="Normal"/>
      <text:p text:style-name="Normal">ul {</text:p>
      <text:p text:style-name="Normal"><text:s text:c="4"/>list-style-type: none;</text:p>
      <text:p text:style-name="Normal"><text:s text:c="4"/>padding: 0;</text:p>
      <text:p text:style-name="Normal">}</text:p>
      <text:p text:style-name="Normal"/>
      <text:p text:style-name="Normal">li {</text:p>
      <text:p text:style-name="Normal"><text:s text:c="4"/>margin: 10px 0;</text:p>
      <text:p text:style-name="Normal">}</text:p>
      <text:p text:style-name="Normal"/>
      <text:p text:style-name="Normal">.buttons {</text:p>
      <text:p text:style-name="Normal"><text:s text:c="4"/>margin-top: 20px;</text:p>
      <text:p text:style-name="Normal">}</text:p>
      <text:p text:style-name="Normal"/>
      <text:p text:style-name="Normal">button {</text:p>
      <text:p text:style-name="Normal"><text:s text:c="4"/>padding: 10px 20px;</text:p>
      <text:p text:style-name="Normal"><text:s text:c="4"/>font-size: 16px;</text:p>
      <text:p text:style-name="Normal"><text:s text:c="4"/>margin: 0 10px;</text:p>
      <text:p text:style-name="Normal"><text:s text:c="4"/>cursor: pointer;</text:p>
      <text:p text:style-name="Normal">}</text:p>
      <text:p text:style-name="Normal"/>
      <text:p text:style-name="Normal">.hidden {</text:p>
      <text:p text:style-name="Normal"><text:s text:c="4"/>display: none;</text:p>
      <text:p text:style-name="Normal">}</text:p>
      <text:p text:style-name="Normal"/>
      <text:p text:style-name="Normal">#popup {</text:p>
      <text:p text:style-name="Normal"><text:s text:c="4"/>position: fixed;</text:p>
      <text:p text:style-name="Normal"><text:s text:c="4"/>top: 50%;</text:p>
      <text:p text:style-name="Normal"><text:s text:c="4"/>left: 50%;</text:p>
      <text:p text:style-name="Normal"><text:s text:c="4"/>transform: translate(-50%, -50%);</text:p>
      <text:p text:style-name="Normal"><text:s text:c="4"/>background-color: #ffffff;</text:p>
      <text:p text:style-name="Normal"><text:s text:c="4"/>padding: 20px;</text:p>
      <text:p text:style-name="Normal"><text:s text:c="4"/>border: 2px solid #000;</text:p>
      <text:p text:style-name="Normal"><text:s text:c="4"/>box-shadow: 0 0 10px rgba(0, 0, 0, 0.1);</text:p>
      <text:p text:style-name="Normal">}</text:p>
      <text:p text:style-name="Normal"/>
      <text:p text:style-name="Normal">#confetti {</text:p>
      <text:p text:style-name="Normal"><text:s text:c="4"/>position: absolute;</text:p>
      <text:p text:style-name="Normal"><text:s text:c="4"/>top: 0;</text:p>
      <text:p text:style-name="Normal"><text:s text:c="4"/>left: 0;</text:p>
      <text:p text:style-name="Normal"><text:s text:c="4"/>right: 0;</text:p>
      <text:p text:style-name="Normal"><text:s text:c="4"/>bottom: 0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ic Hammond-Sarfo</meta:initial-creator>
    <dc:creator>Eric Hammond-Sarfo</dc:creator>
    <meta:creation-date>2024-07-20T14:03:00Z</meta:creation-date>
    <dc:date>2024-07-20T14:05:00Z</dc:date>
    <meta:template xlink:href="Normal" xlink:type="simple"/>
    <meta:editing-cycles>1</meta:editing-cycles>
    <meta:editing-duration>PT120S</meta:editing-duration>
    <meta:document-statistic meta:page-count="1" meta:paragraph-count="1" meta:word-count="104" meta:character-count="698" meta:row-count="4" meta:non-whitespace-character-count="595"/>
  </office:meta>
</office:document-meta>
</file>